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8E400000592B00B6C835273962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903cm" svg:x="1.017cm" svg:y="9.185cm">
          <draw:image xlink:href="Pictures/10000000000008E400000592B00B6C83527396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5:17:13.950202007</meta:creation-date>
    <dc:date>2018-04-27T15:17:32.359356325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